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Nunito" svg:font-family="Nunito"/>
    <style:font-face style:name="Oswald" svg:font-family="Oswald"/>
    <style:font-face style:name="Source Code Pro" svg:font-family="'Source Code Pro'"/>
    <style:font-face style:name="Source Code Pro Black" svg:font-family="'Source Code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solid" draw:fill-color="#274e13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solid" draw:fill-color="#20124d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solid" draw:fill-color="#4c1130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solid" draw:fill-color="#073763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812cm" style:use-optimal-column-width="false"/>
    </style:style>
    <style:style style:name="co2" style:family="table-column">
      <style:table-column-properties style:column-width="5.521cm" style:use-optimal-column-width="false"/>
    </style:style>
    <style:style style:name="co3" style:family="table-column">
      <style:table-column-properties style:column-width="6.938cm" style:use-optimal-column-width="false"/>
    </style:style>
    <style:style style:name="co4" style:family="table-column">
      <style:table-column-properties style:column-width="6.604cm" style:use-optimal-column-width="false"/>
    </style:style>
    <style:style style:name="co5" style:family="table-column">
      <style:table-column-properties style:column-width="11.005cm" style:use-optimal-column-width="false"/>
    </style:style>
    <style:style style:name="ro1" style:family="table-row">
      <style:table-row-properties style:row-height="2.248cm"/>
    </style:style>
    <style:style style:name="ro2" style:family="table-row">
      <style:table-row-properties style:row-height="1.095cm"/>
    </style:style>
    <style:style style:name="ro3" style:family="table-row">
      <style:table-row-properties style:row-height="3.858cm"/>
    </style:style>
    <style:style style:name="ro4" style:family="table-row">
      <style:table-row-properties style:row-height="3.683cm"/>
    </style:style>
    <style:style style:name="ro5" style:family="table-row">
      <style:table-row-properties style:row-height="4.065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3" style:family="table-cell">
      <loext:graphic-properties draw:fill="solid" draw:fill-color="#45818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0c343d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274e13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20124d"/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solid" draw:fill-color="#4c1130"/>
      <style:paragraph-properties fo:text-align="start" style:font-independent-line-spacing="true"/>
      <style:text-properties fo:font-size="30pt"/>
    </style:style>
    <style:style style:name="P14" style:family="paragraph">
      <loext:graphic-properties draw:fill="solid" draw:fill-color="#073763"/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ic Sans MS" fo:font-size="36.4000015258789pt" fo:letter-spacing="normal" fo:font-style="normal" style:text-underline-style="none" fo:font-weight="normal" style:font-name-asian="Comic Sans MS" style:font-size-asian="36.4000015258789pt" style:font-style-asian="normal" style:font-weight-asian="normal" style:font-name-complex="Comic Sans MS" style:font-size-complex="36.4000015258789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ic Sans MS" fo:font-size="30pt" fo:letter-spacing="normal" fo:font-style="normal" style:text-underline-style="none" fo:font-weight="normal" style:font-name-asian="Comic Sans MS" style:font-size-asian="30pt" style:font-style-asian="normal" style:font-weight-asian="normal" style:font-name-complex="Comic Sans MS" style:font-size-complex="30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Code Pro Black" fo:font-size="22pt" fo:letter-spacing="normal" fo:font-style="normal" style:text-underline-style="none" fo:font-weight="normal" style:font-name-asian="Source Code Pro Black" style:font-size-asian="22pt" style:font-style-asian="normal" style:font-weight-asian="normal" style:font-name-complex="Source Code Pro Black" style:font-size-complex="22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Source Code Pro" fo:font-size="16pt" fo:letter-spacing="normal" fo:font-style="normal" style:text-underline-style="none" fo:font-weight="normal" style:font-name-asian="Source Code Pro" style:font-size-asian="16pt" style:font-style-asian="normal" style:font-weight-asian="normal" style:font-name-complex="Source Code Pro" style:font-size-complex="16pt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style:text-position="0% 100%" style:font-name="Nunito" fo:font-size="19pt" fo:letter-spacing="normal" fo:font-style="normal" style:text-underline-style="none" fo:font-weight="bold" style:font-name-asian="Nunito" style:font-size-asian="19pt" style:font-style-asian="normal" style:font-weight-asian="bold" style:font-name-complex="Nunito" style:font-size-complex="1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unito" fo:font-size="19pt" fo:letter-spacing="normal" fo:font-style="normal" style:text-underline-style="none" fo:font-weight="bold" style:font-name-asian="Nunito" style:font-size-asian="19pt" style:font-style-asian="normal" style:font-weight-asian="bold" style:font-name-complex="Nunito" style:font-size-complex="19pt" style:font-style-complex="normal" style:font-weight-complex="bold"/>
    </style:style>
    <style:style style:name="T8" style:family="text">
      <style:text-properties fo:font-variant="normal" fo:text-transform="none" fo:color="#222222" style:text-line-through-style="none" style:text-line-through-type="none" style:text-position="0% 100%" style:font-name="Nunito" fo:font-size="20pt" fo:letter-spacing="normal" fo:font-style="normal" style:text-underline-style="none" fo:font-weight="bold" style:font-name-asian="Nunito" style:font-size-asian="20pt" style:font-style-asian="normal" style:font-weight-asian="bold" style:font-name-complex="Nunito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mic Sans MS" fo:font-size="26pt" fo:letter-spacing="normal" fo:font-style="normal" style:text-underline-style="solid" style:text-underline-width="auto" style:text-underline-color="font-color" fo:font-weight="normal" style:font-name-asian="Comic Sans MS" style:font-size-asian="26pt" style:font-style-asian="normal" style:font-weight-asian="normal" style:font-name-complex="Comic Sans MS" style:font-size-complex="2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26pt" fo:letter-spacing="normal" fo:font-style="normal" style:text-underline-style="none" fo:font-weight="bold" style:font-name-asian="Nunito" style:font-size-asian="26pt" style:font-style-asian="normal" style:font-weight-asian="bold" style:font-name-complex="Nunito" style:font-size-complex="2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mic Sans MS" fo:font-size="37pt" fo:letter-spacing="normal" fo:font-style="normal" style:text-underline-style="none" fo:font-weight="bold" style:font-name-asian="Comic Sans MS" style:font-size-asian="37pt" style:font-style-asian="normal" style:font-weight-asian="bold" style:font-name-complex="Comic Sans MS" style:font-size-complex="37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" fo:font-size="21pt" fo:letter-spacing="normal" fo:font-style="normal" style:text-underline-style="none" fo:font-weight="bold" style:font-name-asian="Nunito" style:font-size-asian="21pt" style:font-style-asian="normal" style:font-weight-asian="bold" style:font-name-complex="Nunito" style:font-size-complex="21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969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969cm"/>
        <style:text-properties style:font-name="Nuni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Nunito" fo:color="#22222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66cm" text:min-label-width="1.004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7;p25" presentation:style-name="pr1" draw:text-style-name="P2" draw:layer="layout" svg:width="25.399cm" svg:height="5.857cm" svg:x="0cm" svg:y="1.285cm" presentation:class="title" presentation:user-transformed="true">
          <draw:text-box>
            <text:p text:style-name="P1"><text:span text:style-name="T1">QUANTUM COMPUTATION</text:span><text:span text:style-name="T1"><text:line-break/></text:span><text:span text:style-name="T1"/></text:p>
          </draw:text-box>
        </draw:frame>
        <draw:frame draw:name="Google Shape;108;p25" draw:style-name="standard" draw:layer="layout" svg:width="23.874cm" svg:height="3.342cm" svg:x="0.911cm" svg:y="9.92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2">GAGAN LAL</text:span></text:p>
              </table:table-cell>
              <table:table-cell>
                <text:p text:style-name="P1"><text:span text:style-name="T2">GEETHIKA S</text:span></text:p>
              </table:table-cell>
              <table:table-cell>
                <text:p text:style-name="P1"><text:span text:style-name="T2">MOTURU MANOGNA</text:span></text:p>
              </table:table-cell>
              <table:table-cell>
                <text:p text:style-name="P1"><text:span text:style-name="T2">NIHAL MUHAMMAD ASHARAF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2">B190480CS</text:span></text:p>
              </table:table-cell>
              <table:table-cell>
                <text:p text:style-name="P1"><text:span text:style-name="T2">B190449CS</text:span></text:p>
              </table:table-cell>
              <table:table-cell>
                <text:p text:style-name="P1"><text:span text:style-name="T2">B190695CS</text:span></text:p>
              </table:table-cell>
              <table:table-cell>
                <text:p text:style-name="P1"><text:span text:style-name="T2">B190721C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09;p25" draw:style-name="gr1" draw:text-style-name="P3" draw:layer="layout" svg:width="0.372cm" svg:height="1.111cm" svg:x="10.296cm" svg:y="6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1a319bc4bfc_2_53:notes" draw:style-name="gr2" draw:layer="layout" svg:width="16.932cm" svg:height="9.524cm" svg:x="1.059cm" svg:y="1.905cm" draw:page-number="1" presentation:class="page"/>
          <draw:frame draw:name="Google Shape;105;g1a319bc4bfc_2_53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Google Shape;114;p26" presentation:style-name="pr3" draw:text-style-name="P5" draw:layer="layout" svg:width="25.399cm" svg:height="3.617cm" svg:x="0cm" svg:y="0cm" presentation:class="title" presentation:user-transformed="true">
          <draw:text-box>
            <text:p text:style-name="P1"><text:span text:style-name="T3">PROBLEM STATEMENT</text:span></text:p>
          </draw:text-box>
        </draw:frame>
        <draw:frame draw:name="Google Shape;115;p26" presentation:style-name="pr4" draw:text-style-name="P10" draw:layer="layout" svg:width="23.667cm" svg:height="8.61cm" svg:x="0.866cm" svg:y="4.975cm" presentation:class="outline" presentation:user-transformed="true">
          <draw:text-box>
            <text:p text:style-name="P6"><text:span text:style-name="T4">QUANTUM SEARCH AND IT’S BREADTH OF APPLICATIONS</text:span></text:p>
            <text:p text:style-name="P7"><text:span text:style-name="T5"/></text:p>
            <text:list text:style-name="L5">
              <text:list-item>
                <text:p text:style-name="P8"><text:span text:style-name="T6">One of the most basic problems in computer science is unstructured search. Any improvement to the problem of searching through an unstructured database will benefit many applications.</text:span></text:p>
              </text:list-item>
            </text:list>
            <text:list text:style-name="L6">
              <text:list-item>
                <text:p text:style-name="P9"><text:span text:style-name="T7">For Eg :- Telephone Directory. Consider that you wish to find a person’s name by her phone number but the list is sorted by name.</text:span></text:p>
              </text:list-item>
            </text:list>
          </draw:text-box>
        </draw:frame>
        <presentation:notes draw:style-name="dp2">
          <draw:page-thumbnail draw:name="Google Shape;111;g1a319bc4bfc_2_60:notes" draw:style-name="gr2" draw:layer="layout" svg:width="16.932cm" svg:height="9.524cm" svg:x="1.059cm" svg:y="1.905cm" draw:page-number="2" presentation:class="page"/>
          <draw:frame draw:name="Google Shape;112;g1a319bc4bfc_2_6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NTUM SEARCH ALGORITHMS" draw:style-name="dp1" draw:master-page-name="TITLE_5f_AND_5f_BODY" presentation:presentation-page-layout-name="AL2T1">
        <draw:frame draw:name="Google Shape;120;p27" presentation:style-name="pr6" draw:text-style-name="P11" draw:layer="layout" svg:width="25.399cm" svg:height="3.655cm" svg:x="0cm" svg:y="0cm" presentation:class="title" presentation:user-transformed="true">
          <draw:text-box>
            <text:p text:style-name="P1"><text:span text:style-name="T3">QUANTUM SEARCH ALGORITHMS</text:span></text:p>
          </draw:text-box>
        </draw:frame>
        <draw:frame draw:name="Google Shape;121;p27" presentation:style-name="pr4" draw:text-style-name="P10" draw:layer="layout" svg:width="23.667cm" svg:height="9.386cm" svg:x="0.866cm" svg:y="4.08cm" presentation:class="outline" presentation:user-transformed="true">
          <draw:text-box>
            <text:list text:style-name="L7">
              <text:list-item>
                <text:p text:style-name="P12"><text:span text:style-name="T8">Task of a quantum search algorithm is to locate a particular element, commonly referred to as the target item or the solution, among the enormous number of other items in a database.</text:span></text:p>
              </text:list-item>
              <text:list-item>
                <text:p text:style-name="P12"><text:span text:style-name="T8">The interesting aspect of quantum algorithms is that they could be able to solve some problems more quickly than classical algorithms.</text:span></text:p>
              </text:list-item>
              <text:list-item>
                <text:p text:style-name="P12"><text:span text:style-name="T8">Quantum algorithms are helping us understand the computational power of quantum versus classical systems</text:span></text:p>
              </text:list-item>
            </text:list>
          </draw:text-box>
        </draw:frame>
        <presentation:notes draw:style-name="dp2">
          <draw:page-thumbnail draw:name="Google Shape;117;g1a319bc4bfc_2_65:notes" draw:style-name="gr2" draw:layer="layout" svg:width="16.932cm" svg:height="9.524cm" svg:x="1.059cm" svg:y="1.905cm" draw:page-number="3" presentation:class="page"/>
          <draw:frame draw:name="Google Shape;118;g1a319bc4bfc_2_6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6;p28" draw:style-name="standard" draw:layer="layout" svg:width="22.009cm" svg:height="11.605cm" svg:x="1.172cm" svg:y="1.453cm">
          <table:table>
            <table:table-column table:style-name="co5"/>
            <table:table-column table:style-name="co5"/>
            <table:table-row table:style-name="ro3" table:default-cell-style-name="ce3">
              <table:table-cell>
                <text:p text:style-name="P1"><text:span text:style-name="T9">CLASSICAL SEARCH</text:span></text:p>
              </table:table-cell>
              <table:table-cell>
                <text:p text:style-name="P1"><text:span text:style-name="T9">QUANTUM SEARCH</text:span></text:p>
              </table:table-cell>
            </table:table-row>
            <table:table-row table:style-name="ro4" table:default-cell-style-name="ce4">
              <table:table-cell>
                <text:p text:style-name="P1"><text:span text:style-name="T10">Sequentially try all N possibilities</text:span></text:p>
              </table:table-cell>
              <table:table-cell>
                <text:p text:style-name="P1"><text:span text:style-name="T10">Simultaneously try all possibilities</text:span></text:p>
              </table:table-cell>
            </table:table-row>
            <table:table-row table:style-name="ro5" table:default-cell-style-name="ce4">
              <table:table-cell>
                <text:p text:style-name="P1"><text:span text:style-name="T10">Average search steps : <text:s/>N/2</text:span></text:p>
              </table:table-cell>
              <table:table-cell>
                <text:p text:style-name="P1"><text:span text:style-name="T10">Average search steps : <text:s/>N^(½)</text:span></text:p>
                <text:p text:style-name="P1"><text:span text:style-name="T10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23;g1a319bc4bfc_2_70:notes" draw:style-name="gr2" draw:layer="layout" svg:width="16.932cm" svg:height="9.524cm" svg:x="1.059cm" svg:y="1.905cm" draw:page-number="4" presentation:class="page"/>
          <draw:frame draw:name="Google Shape;124;g1a319bc4bfc_2_7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 PLAN" draw:style-name="dp1" draw:master-page-name="TITLE_5f_AND_5f_BODY" presentation:presentation-page-layout-name="AL2T1">
        <draw:frame draw:name="Google Shape;131;p29" presentation:style-name="pr9" draw:text-style-name="P13" draw:layer="layout" svg:width="25.179cm" svg:height="3.804cm" svg:x="0cm" svg:y="0cm" presentation:class="title" presentation:user-transformed="true">
          <draw:text-box>
            <text:p text:style-name="P1"><text:span text:style-name="T11">WORK PLAN</text:span></text:p>
          </draw:text-box>
        </draw:frame>
        <draw:frame draw:name="Google Shape;132;p29" presentation:style-name="pr4" draw:text-style-name="P10" draw:layer="layout" svg:width="23.667cm" svg:height="8.579cm" svg:x="0.866cm" svg:y="4.738cm" presentation:class="outline" presentation:user-transformed="true">
          <draw:text-box>
            <text:list text:style-name="L9">
              <text:list-item>
                <text:p text:style-name="P12"><text:span text:style-name="T12">Learn about the different quantum search algorithms and assess their ability to compete with traditional search techniques.</text:span></text:p>
              </text:list-item>
              <text:list-item>
                <text:p text:style-name="P12"><text:span text:style-name="T12">Gauge about the practical significance of quantum algorithms.</text:span></text:p>
              </text:list-item>
              <text:list-item>
                <text:p text:style-name="P12"><text:span text:style-name="T12">Focus on reading and analyzing various research papers related to the topic.</text:span></text:p>
              </text:list-item>
              <text:list-item>
                <text:p text:style-name="P12"><text:span text:style-name="T12">Study about the applications of the quantum search algorithms.</text:span></text:p>
              </text:list-item>
            </text:list>
          </draw:text-box>
        </draw:frame>
        <presentation:notes draw:style-name="dp2">
          <draw:page-thumbnail draw:name="Google Shape;128;g1a319bc4bfc_2_74:notes" draw:style-name="gr2" draw:layer="layout" svg:width="16.932cm" svg:height="9.524cm" svg:x="1.059cm" svg:y="1.905cm" draw:page-number="5" presentation:class="page"/>
          <draw:frame draw:name="Google Shape;129;g1a319bc4bfc_2_7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TITLE_5f_AND_5f_BODY" presentation:presentation-page-layout-name="AL2T1">
        <draw:frame draw:name="Google Shape;137;p30" presentation:style-name="pr11" draw:text-style-name="P14" draw:layer="layout" svg:width="25.399cm" svg:height="6.154cm" svg:x="0cm" svg:y="3.171cm" presentation:class="title" presentation:user-transformed="true">
          <draw:text-box>
            <text:p text:style-name="P1"><text:span text:style-name="T13">THANK YOU</text:span></text:p>
          </draw:text-box>
        </draw:frame>
        <presentation:notes draw:style-name="dp2">
          <draw:page-thumbnail draw:name="Google Shape;134;g1a319bc4bfc_2_79:notes" draw:style-name="gr2" draw:layer="layout" svg:width="16.932cm" svg:height="9.524cm" svg:x="1.059cm" svg:y="1.905cm" draw:page-number="6" presentation:class="page"/>
          <draw:frame draw:name="Google Shape;135;g1a319bc4bfc_2_7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Nunito" svg:font-family="Nunito"/>
    <style:font-face style:name="Oswald" svg:font-family="Oswald"/>
    <style:font-face style:name="Source Code Pro" svg:font-family="'Source Code Pro'"/>
    <style:font-face style:name="Source Code Pro Black" svg:font-family="'Source Code Pro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55;p14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56;p14" draw:style-name="Mgr3" draw:text-style-name="MP5" draw:layer="backgroundobjects" svg:width="25.399cm" svg:height="8.67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7;p14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59;p14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61;p15" draw:style-name="Mgr4" draw:text-style-name="MP8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2;p15" presentation:style-name="TITLE_5f_AND_5f_BOD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63;p15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64;p15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"/>
    <meta:generator>LibreOfficeDev/6.0.5.2$Linux_X86_64 LibreOffice_project/</meta:generator>
  </office:meta>
</office:document-meta>
</file>